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T24" style:parent-style-name="Domyślnaczcionkaakapitu" style:family="text">
      <style:text-properties fo:font-size="10pt" style:font-size-asian="10pt" style:font-size-complex="10pt"/>
    </style:style>
    <style:style style:name="T25" style:parent-style-name="Hiperłącze" style:family="text">
      <style:text-properties fo:font-size="10pt" style:font-size-asian="10pt" style:font-size-complex="10pt"/>
    </style:style>
    <style:style style:name="T26" style:parent-style-name="Domyślnaczcionkaakapitu" style:family="text">
      <style:text-properties fo:font-size="10pt" style:font-size-asian="10pt" style:font-size-complex="10pt"/>
    </style:style>
    <style:style style:name="T27" style:parent-style-name="Domyślnaczcionkaakapitu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Biuro podróży „Dyktator” przedstawia</text:p>
      <text:p text:style-name="P2"><text:s/>wspaniałą wycieczkę do Korei Północnej!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rzy wygodne pakiety cenowe na każdą kieszeń*</text:p>
      <text:p text:style-name="Standard"/>
      <text:p text:style-name="P5">Niezapomniane przeżycia</text:p>
      <text:p text:style-name="P6"/>
      <text:p text:style-name="P7">Podziwianie krajobrazów</text:p>
      <text:p text:style-name="P8"/>
      <text:p text:style-name="P9">Masa wycieczek</text:p>
      <text:p text:style-name="P10"/>
      <text:p text:style-name="P11">I wiele więcej !</text:p>
      <text:p text:style-name="Standard"/>
      <text:p text:style-name="Standard"/>
      <text:p text:style-name="Standard"/>
      <text:p text:style-name="P12">Tylko do końca maja wszystkie wakacje 50% taniej!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Standard"><text:span text:style-name="T24">*więcej szczegółów na stronie<text:s/></text:span><text:a xlink:href="http://www.mikor01.github.io/biuro" office:target-frame-name="_top" xlink:show="replace"><text:span text:style-name="T25">www.mikor01.github.io/biuro</text:span></text:a></text:p>
      <text:p text:style-name="Standard"><text:span text:style-name="T26">** lista wycieczek dostępna po opłaceniu</text:span><text:span text:style-name="T27"><text:s/>rezerwacji ze względu na zmienne warunki klimatycz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Użytkownik systemu Windows</dc:creator>
    <meta:creation-date>2009-04-16T11:32:00Z</meta:creation-date>
    <dc:date>2018-05-13T16:37:00Z</dc:date>
    <meta:template xlink:href="Normal.dotm" xlink:type="simple"/>
    <meta:editing-cycles>6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9" meta:character-count="487" meta:row-count="3" meta:non-whitespace-character-count="419"/>
  </office:meta>
</office:document-meta>
</file>